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6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1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78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4.639cm" svg:height="12.178cm" svg:x="1.96cm" svg:y="-8.2cm" presentation:class="subtitle" presentation:placeholder="true" presentation:user-transformed="true">
          <draw:text-box/>
        </draw:frame>
        <draw:custom-shape draw:style-name="gr1" draw:text-style-name="P1" draw:layer="layout" svg:width="14.6cm" svg:height="1.4cm" svg:x="7.2cm" svg:y="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8cm" svg:y1="9cm" svg:x2="10.8cm" svg:y2="10.4cm">
          <text:p/>
        </draw:line>
        <draw:line draw:style-name="gr2" draw:text-style-name="P1" draw:layer="layout" svg:x1="14.4cm" svg:y1="9cm" svg:x2="14.4cm" svg:y2="10.4cm">
          <text:p/>
        </draw:line>
        <draw:line draw:style-name="gr2" draw:text-style-name="P1" draw:layer="layout" svg:x1="18cm" svg:y1="9cm" svg:x2="18cm" svg:y2="10.4cm">
          <text:p/>
        </draw:line>
        <draw:line draw:style-name="gr2" draw:text-style-name="P1" draw:layer="layout" svg:x1="21.8cm" svg:y1="9cm" svg:x2="21.8cm" svg:y2="10.4cm">
          <text:p/>
        </draw:line>
        <draw:frame draw:style-name="gr3" draw:layer="layout" svg:width="2.4cm" svg:height="0.962cm" svg:x="8.1cm" svg:y="9.3cm">
          <draw:text-box>
            <text:p><text:s/>4</text:p>
          </draw:text-box>
        </draw:frame>
        <draw:frame draw:style-name="gr3" draw:layer="layout" svg:width="2.4cm" svg:height="0.962cm" svg:x="11.6cm" svg:y="9.2cm">
          <draw:text-box>
            <text:p><text:s text:c="3"/>6</text:p>
          </draw:text-box>
        </draw:frame>
        <draw:frame draw:style-name="gr3" draw:layer="layout" svg:width="2.4cm" svg:height="0.962cm" svg:x="15.6cm" svg:y="9.2cm">
          <draw:text-box>
            <text:p>2</text:p>
          </draw:text-box>
        </draw:frame>
        <draw:frame draw:style-name="gr3" draw:text-style-name="P2" draw:layer="layout" svg:width="3.6cm" svg:height="0.962cm" svg:x="0.4cm" svg:y="6.438cm">
          <draw:text-box>
            <text:p><text:span text:style-name="T1">Index:</text:span></text:p>
          </draw:text-box>
        </draw:frame>
        <draw:frame draw:style-name="gr4" draw:layer="layout" svg:width="2.4cm" svg:height="3cm" svg:x="7.8cm" svg:y="6.6cm">
          <draw:text-box>
            <text:p><text:s text:c="2"/>0</text:p>
          </draw:text-box>
        </draw:frame>
        <draw:frame draw:style-name="gr5" draw:layer="layout" svg:width="2.4cm" svg:height="1.724cm" svg:x="11.6cm" svg:y="6.6cm">
          <draw:text-box>
            <text:p><text:s text:c="3"/>1</text:p>
          </draw:text-box>
        </draw:frame>
        <draw:frame draw:style-name="gr6" draw:layer="layout" svg:width="2.4cm" svg:height="1.414cm" svg:x="15.2cm" svg:y="6.6cm">
          <draw:text-box>
            <text:p><text:s text:c="2"/>2 </text:p>
          </draw:text-box>
        </draw:frame>
        <draw:frame draw:style-name="gr7" draw:layer="layout" svg:width="2.4cm" svg:height="1.6cm" svg:x="18.6cm" svg:y="6.6cm">
          <draw:text-box>
            <text:p><text:s text:c="3"/>3</text:p>
          </draw:text-box>
        </draw:frame>
        <draw:frame draw:style-name="gr8" draw:layer="layout" svg:width="1.796cm" svg:height="1.16cm" svg:x="19.404cm" svg:y="9.24cm">
          <draw:text-box>
            <text:p>-1</text:p>
          </draw:text-box>
        </draw:frame>
        <draw:frame draw:style-name="gr3" draw:text-style-name="P2" draw:layer="layout" svg:width="7.4cm" svg:height="0.962cm" svg:x="0.4cm" svg:y="7.8cm">
          <draw:text-box>
            <text:p><text:span text:style-name="T1">Alternative index:</text:span></text:p>
          </draw:text-box>
        </draw:frame>
        <draw:frame draw:style-name="gr4" draw:layer="layout" svg:width="2.4cm" svg:height="3cm" svg:x="7.8cm" svg:y="7.8cm">
          <draw:text-box>
            <text:p><text:s text:c="2"/>-4</text:p>
          </draw:text-box>
        </draw:frame>
        <draw:frame draw:style-name="gr5" draw:layer="layout" svg:width="2.4cm" svg:height="1.724cm" svg:x="11.6cm" svg:y="7.8cm">
          <draw:text-box>
            <text:p><text:s text:c="3"/>-3</text:p>
          </draw:text-box>
        </draw:frame>
        <draw:frame draw:style-name="gr6" draw:layer="layout" svg:width="2.4cm" svg:height="1.414cm" svg:x="15.2cm" svg:y="7.8cm">
          <draw:text-box>
            <text:p><text:s text:c="2"/>-2 </text:p>
          </draw:text-box>
        </draw:frame>
        <draw:frame draw:style-name="gr7" draw:layer="layout" svg:width="2.4cm" svg:height="1.6cm" svg:x="18.6cm" svg:y="7.8cm">
          <draw:text-box>
            <text:p><text:s text:c="3"/>-1</text:p>
          </draw:text-box>
        </draw:frame>
        <draw:line draw:style-name="gr9" draw:text-style-name="P1" draw:layer="layout" svg:x1="8.6cm" svg:y1="6.4cm" svg:x2="19.4cm" svg:y2="6.4cm">
          <text:p/>
        </draw:line>
        <draw:line draw:style-name="gr9" draw:text-style-name="P1" draw:layer="layout" svg:x1="19.8cm" svg:y1="8.8cm" svg:x2="8.6cm" svg:y2="8.8cm">
          <text:p/>
        </draw:line>
        <presentation:notes draw:style-name="dp2">
          <draw:page-thumbnail draw:style-name="gr10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ian Jacobs</meta:initial-creator>
    <meta:creation-date>2013-11-19T13:32:56</meta:creation-date>
    <dc:date>2013-11-19T17:39:42</dc:date>
    <dc:creator>Christian Jacobs</dc:creator>
    <meta:editing-duration>PT8M29S</meta:editing-duration>
    <meta:editing-cycles>4</meta:editing-cycles>
    <meta:generator>LibreOffice/3.5$Linux_x86 LibreOffice_project/350m1$Build-2</meta:generator>
    <meta:document-statistic meta:object-count="45"/>
  </office:meta>
</office:document-meta>
</file>